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3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Cohe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1 June 1864</text:p>
      <text:p text:style-name="P2">Month<text:tab/><text:tab/><text:tab/><text:tab/><text:tab/><text:tab/>June</text:p>
      <text:p text:style-name="P2">Year<text:tab/><text:tab/><text:tab/><text:tab/><text:tab/><text:tab/>186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Phila 21</text:span><text:span text:style-name="T2">st</text:span><text:span text:style-name="T1"> June 64/</text:span></text:p>
      <text:p text:style-name="P2">Revd S Morais/</text:p>
      <text:p text:style-name="P2"><text:tab/>My Dr Sir/</text:p>
      <text:p text:style-name="P2">Your kind note of the 20th/ I read with interest and/ attention. <text:s/>I know well how/ sincerely you have the/ welfare of the congregation/ at heart, but I regret I/ am not in a position/ to second your laudable/ efforts at the present time,/ your words however have/ a place in my memory/ and the time I hope will come/ when I may be enabled to gratify/ both you &amp; myself by [?]/ in the good work you have laid/ out for completion believe me/</text:p>
      <text:p text:style-name="P2"><text:tab/>very faithfully yours/</text:p>
      <text:p text:style-name="P2"><text:tab/>Hen[?]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2:26:49</meta:creation-date>
    <dc:date>2011-12-12T14:04:03.65</dc:date>
    <dc:language>en-US</dc:language>
    <meta:editing-cycles>3</meta:editing-cycles>
    <meta:editing-duration>PT00H01M34S</meta:editing-duration>
    <dc:creator>Penn Libraries</dc:creator>
    <meta:document-statistic meta:table-count="0" meta:image-count="0" meta:object-count="0" meta:page-count="2" meta:paragraph-count="66" meta:word-count="270" meta:character-count="1789"/>
    <meta:user-defined meta:name="Info 1"/>
    <meta:user-defined meta:name="Info 2"/>
    <meta:user-defined meta:name="Info 3"/>
    <meta:user-defined meta:name="Info 4"/>
  </office:meta>
</office:document-meta>
</file>